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Visual Hallucinations</text:p>
      <text:p text:style-name="P2"/>
      <text:p text:style-name="P2">I am writing this piece in order to describe certain experiences I have had and why I believe that they may be relevant to modal cognition. Though I cannot be certain at this point to what extent this phenomena is related to the modal faculties I believe it may be (specifically the SEC), all of what I'm describing are things that I only encountered after gaining Vitalistic Imagination, and there are good reasons to believe that it may be relevant to these experiences.</text:p>
      <text:p text:style-name="P2"/>
      <text:p text:style-name="P2"/>
      <text:p text:style-name="P2">What I'm going to be describing may generically be called visual hallucinations. However, this shouldn't be taken as something too alarming, as I believe that this phenomena is part of a continuity, a good part of which is something normal that is experienced by the vast majority of human beings. Everyone who possesses 'normal' vision seems to be subject to phenomena of this kind, which includes after-images (where persistently looking at bright colors will create a negative impression which is the opposite of those colors, though in the same shape and form), and 'visual noise' (which should be observable as random patterns of color when the eyes are closed or you are otherwise immersed in darkness or looking as a dark, monochrome, featureless object). These impressions will appear to be like a 'veil of color' overlaid over a person's normal vision, creating temporary biases towards perceiving certain colors more strongly in certain areas of the visual field. These, given they specifically affect areas of the visual field, do not “attach themselves to objects” when the gaze is moved, and are also not phenomena that specifically affect the visual imagination instead. I will call this class of phenomena Retinal Field Coloring (RFC), though it has been called other things.</text:p>
      <text:p text:style-name="P2"/>
      <text:p text:style-name="P2">Now, prior to activating SGP, I had only experienced 'basic' RFC phenomena of the kind described in the above paragraph. But at one point, laying down in my bed, I noticed something peculiar. In front of my eyes, patterns formed of colors started developing. At first they started out like squiggles, moving around in a somewhat autonomous seeming way, then they progressively became more organised. They got larger and became more coordinated, until they formed what I can only call a mandala. It was like the patterns came together to move around a circular structure, a locus around which diamonds and triangles turned, freely combining and separating with each other in regular and symmetrical ways. As I was looking forward, ahead to the wall in front of me, this morphing crystal array seemingly danced over the foot of my bed, triangular folds blending in and out of one another while they were spinning around the centre.</text:p>
      <text:p text:style-name="P2"/>
      <text:p text:style-name="Standard"><text:span text:style-name="T1">Seeing it, what it immediately brought to me mind was </text:span><text:a xlink:type="simple" xlink:href="https://www.quora.com/Has-anyone-aside-from-Terence-McKenna-encountered-self-transforming-machine-elves-during-a-DMT-trip-and-if-so-how-would-you-describe-that-experience" office:target-frame-name="_blank" xlink:show="new" text:style-name="Internet_20_link" text:visited-style-name="Visited_20_Internet_20_Link">Terence McKenna</text:a>'s “Self transforming machine Elves”, which I'd read about in an interview where he described his experiences on taking DMT. <text:span text:style-name="T1"><text:s/>Prior to this experience, I had only very vague ideas about what this particular experience was supposed to 'look like', and my prior <text:s/>thoughts of it were mostly in terms of wondering what it might be like to encounter a seemingly conscious entity that seemed to be from another dimension, as I assumed that the things described would be too abstract for me to comprehend purely in a visual sense. Despite this, I recognised a comparison between them and what I was an experiencing, as I had heard other reports of the same phenomena, which had been described as being simultaneously 'organic' and 'machine-like', with different people interpreting it differently (some seeing the entities as 'vehicles', or organs, or plants, or 'elf-ears' with the commonality that they had 'sharp' features that might be perceived as simultaneously being fluid, organic and living). So, with this in mind, I decided to search for further information about this. The kinds of images that came up somehow surprised me. While I'd seem plenty of pictures of colorful, psychedelic imagery, I'd never related it to the “machine elf” concept. Before this experience, I had nothing to specifically connect the two aside from the fact that they could both arise from hallucinogens, but even after having these visions, it didn't occur to me to relate them to this 'genre' of imagery. You see, while my vision could be called 'psychedelic', I did not immediate connect my experience with those </text:span><text:soft-page-break/><text:span text:style-name="T1">particular kinds of images, as what I saw was much darker, and it was the morphing, crystalline features that stood out to me, as opposed to it being a bright, all encompassing vision (similar to what I though of as psychedelic imagery). While I experience nothing that would suggest the sense of an 'entity' being present that had a living presence, the descriptions of how the 'elven' entities appeared, moved and morphed matched up to what I experienced more closely than any painting or illustration of a hallucination I had seen.</text:span></text:p>
      <text:p text:style-name="P2"/>
      <text:p text:style-name="P2"/>
      <text:p text:style-name="P2">Having said all that, I have not actually used hallucinogens, and so I can only say that I was not expecting these kinds of visuals to arise; and yet still, they have all the same and I can only wonder what caused them. I suspect that it is the case that the SEC was responsible for this change in visual cognition, as my change in <text:s/>the perception of visual art works would seems to show that the complex does at least affect vision as well as hearing. However, if this is true and I had this potential for geometric, fractal RCF from as soon as I developed the SEC, I did not notice it until several months later, so it's more difficult to tell if it really was the cause. However, looking up further information about the phenomena from other people who had experienced it lead to new insights.</text:p>
      <text:p text:style-name="P2"/>
      <text:p text:style-name="P2">You see, one of the first things about the visions that were apparent to me was that they were part of what I described earlier as Retinal Field Coloring, as I experienced them arising from after-images and visual-noise morphing into the geometric patterns that they turned into. This particular aspect of the visions turned out to specifically be something that other people who also experienced them had noticed as well, and the following links demonstrate this.</text:p>
      <text:p text:style-name="P2"><text:a xlink:type="simple" xlink:href="https://psychonautwiki.org/wiki/Geometry" text:style-name="Internet_20_link" text:visited-style-name="Visited_20_Internet_20_Link"/></text:p>
      <text:p text:style-name="P2"><text:a xlink:type="simple" xlink:href="https://psychonautwiki.org/wiki/Geometry" text:style-name="Internet_20_link" text:visited-style-name="Visited_20_Internet_20_Link">https://psychonautwiki.org/wiki/Geometry</text:a></text:p>
      <text:p text:style-name="P2"><text:a xlink:type="simple" xlink:href="https://en.wikipedia.org/wiki/Closed-eye_hallucination" text:style-name="Internet_20_link" text:visited-style-name="Visited_20_Internet_20_Link">https://en.wikipedia.org/wiki/Closed-eye_hallucination</text:a></text:p>
      <text:p text:style-name="P2"/>
      <text:p text:style-name="P2">On both cases, people who have decided to compile a number of different reports of these have noticed commonalities between them, and have come up with general classification systems for what typically happens when these kinds of geometric hallucinations occur, ordering them in levels of complexity and intensity. In the 'Geometry' section of psychonaut wiki, the first level specifically talks about the visual-noise and colored regions of RFC and identifies these as the lowest level of the geometric visions. The first level of the Wikipedia entry also covers the same thing (though this page denies that after-images are part of the same thing, as they don't persist, though I still experience them as something that is initially subject to being morphed into geometric fractal like forms and so disagree that they are entirely separate). But it is the third level of both that I am certain I have experienced. At the stage, the visions become properly geometric, but are experienced more vividly in dark environments, as they are not necessarily all that bright or intense in themselves. In particular, the top image used to illustrate a single 'frame' of level 4 psychedelic geometry closely resembles the kinds of visions I have been capable of, only somewhat brighter. I have, however, also experienced exceptionally bright, all encompassing visions of a single color overtaking my vision for a short time, though without the complexity of fractal geometry.</text:p>
      <text:p text:style-name="P2"/>
      <text:p text:style-name="P2"/>
      <text:p text:style-name="P2"><text:a xlink:type="simple" xlink:href="http://roychristopher.com/terence-mckenna-meets-the-machine-elves-of-hyperspace-struck-by-noetic-lightning" text:style-name="Internet_20_link" text:visited-style-name="Visited_20_Internet_20_Link">http://roychristopher.com/terence-mckenna-meets-the-machine-elves-of-hyperspace-struck-by-noetic-lightning</text:a></text:p>
      <text:p text:style-name="P2"/>
      <text:p text:style-name="P2">A number of mathematical models exist that purport to explain how these kinds of hallucinatory patterns emerge from the neural substrates of the brain.</text:p>
      <text:p text:style-name="P2"/>
      <text:p text:style-name="P2"><text:a xlink:type="simple" xlink:href="https://www.quantamagazine.org/a-math-theory-for-why-people-hallucinate-20180730/" text:style-name="Internet_20_link" text:visited-style-name="Visited_20_Internet_20_Link">https://www.quantamagazine.org/a-math-theory-for-why-people-hallucinate-20180730/</text:a></text:p>
      <text:p text:style-name="P2"><text:a xlink:type="simple" xlink:href="https://plus.maths.org/content/uncoiling-spiral-maths-and-hallucinations" text:style-name="Internet_20_link" text:visited-style-name="Visited_20_Internet_20_Link">https://plus.maths.org/content/uncoiling-spiral-maths-and-hallucination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5-20T00:29:03.30</meta:creation-date>
    <dc:date>2018-10-10T23:17:36.27</dc:date>
    <dc:creator>Andrew Van Caem</dc:creator>
    <meta:editing-duration>PT5H54M15S</meta:editing-duration>
    <meta:editing-cycles>26</meta:editing-cycles>
    <meta:generator>OpenOffice/4.1.0$Win32 OpenOffice.org_project/410m18$Build-9764</meta:generator>
    <meta:document-statistic meta:table-count="0" meta:image-count="0" meta:object-count="0" meta:page-count="2" meta:paragraph-count="14" meta:word-count="1304" meta:character-count="8144"/>
  </office:meta>
</office:document-meta>
</file>